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.setVersion(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Cookie( String name , String value , String domain , String path , boolean secure , long expires , boolean hasPath , boolean hasDomain ,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oki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Cookie( String name , String value , String domain , String path , boolean secure , long expires , boolean hasPath , boolean has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addConfigElement( ConfigElement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okie.Cookie( String name , String value , String domain , String path , boolean secure , long expi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setDomainSpecifie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isPath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Expi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setPathSpecifie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isDomain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setSecure( boolean sec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setExpires( long expi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setDomain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okie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Expires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